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text-properties officeooo:rsid="000a1ead" officeooo:paragraph-rsid="000a1ead"/>
    </style:style>
    <style:style style:name="P5" style:family="paragraph" style:parent-style-name="Standard">
      <style:text-properties fo:font-weight="bold" officeooo:rsid="000a1ead" officeooo:paragraph-rsid="000a1ead" style:font-weight-asian="bold" style:font-weight-complex="bold"/>
    </style:style>
    <style:style style:name="P6" style:family="paragraph" style:parent-style-name="Standard">
      <style:text-properties fo:font-weight="normal" officeooo:rsid="000a1ead" officeooo:paragraph-rsid="000a1ead" style:font-weight-asian="normal" style:font-weight-complex="normal"/>
    </style:style>
    <style:style style:name="P7" style:family="paragraph" style:parent-style-name="Standard" style:list-style-name="L1">
      <style:text-properties officeooo:rsid="00089919" officeooo:paragraph-rsid="00089919"/>
    </style:style>
    <style:style style:name="P8" style:family="paragraph" style:parent-style-name="Standard" style:list-style-name="L2">
      <style:text-properties officeooo:rsid="00089919" officeooo:paragraph-rsid="00089919"/>
    </style:style>
    <style:style style:name="P9" style:family="paragraph" style:parent-style-name="Standard">
      <style:text-properties officeooo:rsid="0016fc07" officeooo:paragraph-rsid="000a274e"/>
    </style:style>
    <style:style style:name="P10" style:family="paragraph" style:parent-style-name="Standard">
      <style:text-properties officeooo:rsid="0017ddad" officeooo:paragraph-rsid="000a274e"/>
    </style:style>
    <style:style style:name="P11" style:family="paragraph" style:parent-style-name="Standard">
      <style:text-properties officeooo:rsid="001ae717" officeooo:paragraph-rsid="000a274e"/>
    </style:style>
    <style:style style:name="P12" style:family="paragraph" style:parent-style-name="Standard">
      <style:text-properties officeooo:rsid="000a274e" officeooo:paragraph-rsid="000a274e"/>
    </style:style>
    <style:style style:name="P13" style:family="paragraph" style:parent-style-name="Standard">
      <style:text-properties fo:font-weight="bold" officeooo:rsid="000a274e" officeooo:paragraph-rsid="000a274e" style:font-weight-asian="bold" style:font-weight-complex="bold"/>
    </style:style>
    <style:style style:name="P14" style:family="paragraph" style:parent-style-name="Standard">
      <style:text-properties fo:font-weight="bold" officeooo:rsid="000a1ead" officeooo:paragraph-rsid="000a274e" style:font-weight-asian="bold" style:font-weight-complex="bold"/>
    </style:style>
    <style:style style:name="P15" style:family="paragraph" style:parent-style-name="Standard">
      <style:text-properties officeooo:rsid="000c2080" officeooo:paragraph-rsid="000c2080"/>
    </style:style>
    <style:style style:name="P16" style:family="paragraph" style:parent-style-name="Standard">
      <style:text-properties officeooo:rsid="00277267" officeooo:paragraph-rsid="000c2080"/>
    </style:style>
    <style:style style:name="P17" style:family="paragraph" style:parent-style-name="Standard">
      <style:text-properties officeooo:rsid="000f9c79" officeooo:paragraph-rsid="000f9c79"/>
    </style:style>
    <style:style style:name="P18" style:family="paragraph" style:parent-style-name="Standard">
      <style:text-properties officeooo:rsid="0005e0fc" officeooo:paragraph-rsid="0005e0fc"/>
    </style:style>
    <style:style style:name="P19" style:family="paragraph" style:parent-style-name="Standard">
      <style:text-properties officeooo:rsid="001037e4" officeooo:paragraph-rsid="001037e4"/>
    </style:style>
    <style:style style:name="T1" style:family="text">
      <style:text-properties officeooo:rsid="000764cd"/>
    </style:style>
    <style:style style:name="T2" style:family="text">
      <style:text-properties officeooo:rsid="0017ddad"/>
    </style:style>
    <style:style style:name="T3" style:family="text">
      <style:text-properties officeooo:rsid="001ae717"/>
    </style:style>
    <style:style style:name="T4" style:family="text">
      <style:text-properties officeooo:rsid="0019924c"/>
    </style:style>
    <style:style style:name="T5" style:family="text">
      <style:text-properties officeooo:rsid="001ad73a"/>
    </style:style>
    <style:style style:name="T6" style:family="text">
      <style:text-properties officeooo:rsid="000a2d0a"/>
    </style:style>
    <style:style style:name="T7" style:family="text">
      <style:text-properties officeooo:rsid="000c2080"/>
    </style:style>
    <style:style style:name="T8" style:family="text">
      <style:text-properties officeooo:rsid="000dc612"/>
    </style:style>
    <style:style style:name="T9" style:family="text">
      <style:text-properties officeooo:rsid="000f9c7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ishwary Gupta</text:p>
      <text:p text:style-name="P19"/>
      <text:p text:style-name="P19">MLND </text:p>
      <text:p text:style-name="P19"/>
      <text:p text:style-name="P19">Date: December 3, 2017</text:p>
      <text:p text:style-name="P1"/>
      <text:p text:style-name="P1">Project Overview</text:p>
      <text:p text:style-name="P1"/>
      <text:p text:style-name="P1">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 It can be difficult to the connection between maze solving and more complex tasks but it is a good representation of more interesting problems. An agent often needs to keep track of what it knows and make decisions to optimize for a goal. </text:p>
      <text:p text:style-name="P1"/>
      <text:p text:style-name="P1">Problem Statement</text:p>
      <text:p text:style-name="P1"/>
      <text:p text:style-name="P1">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
      <text:p text:style-name="P2">Metrics</text:p>
      <text:p text:style-name="P2">In this document, we’ll have some definitions of what different terms mean since these terms will <text:s/>be used very frequently. </text:p>
      <text:p text:style-name="P2"><text:tab/>An action is a rotation coupled with a move in the range [-3, 3]</text:p>
      <text:p text:style-name="P2"><text:tab/>A step is an action with the move in the range [-3, 3]</text:p>
      <text:p text:style-name="P2"><text:tab/>Time, or a time step is interchangeable with action. </text:p>
      <text:p text:style-name="P2"/>
      <text:p text:style-name="P2">The metric to judge the robot is calculated by taking the sum of the number of actions in the second run plus one thirtieth of the actions in the first run. The number of actions in both runs is limited to 1000. </text:p>
      <text:p text:style-name="P2"/>
      <text:p text:style-name="P2">Data Exploration: </text:p>
      <text:p text:style-name="P3"><text:tab/>The specifications for the robot are as follows: </text:p>
      <text:list xml:id="list364066382" text:style-name="L1">
        <text:list-item>
          <text:p text:style-name="P7">The robot always starts in the bottom left corner, facing up. </text:p>
        </text:list-item>
        <text:list-item>
          <text:p text:style-name="P7">The robot has 3 sensors, facing left, right and up. </text:p>
        </text:list-item>
        <text:list-item>
          <text:p text:style-name="P7">The sensors can see infinitely far, and return values corresponding to the distance of closest wall in the given direction. </text:p>
        </text:list-item>
        <text:list-item>
          <text:p text:style-name="P7">The robot can turn 90 degrees, -90 degrees or not rotate in an action. </text:p>
        </text:list-item>
        <text:list-item>
          <text:p text:style-name="P7">The robot can make an integral move in the range [-3, 3]. </text:p>
        </text:list-item>
      </text:list>
      <text:p text:style-name="P3"><text:tab/>The specification for the maze is as follows</text:p>
      <text:list xml:id="list1237768881" text:style-name="L2">
        <text:list-item>
          <text:p text:style-name="P8">The maze is of the dimensions 12x12, 14x14 or 16x16</text:p>
        </text:list-item>
        <text:list-item>
          <text:p text:style-name="P8">The maze has a goal section in the center 4 squares. </text:p>
        </text:list-item>
        <text:list-item>
          <text:p text:style-name="P8">The maze contains only unit distance walls. </text:p>
        </text:list-item>
        <text:list-item>
          <text:p text:style-name="P8">The maze is bounded on all sides</text:p>
        </text:list-item>
        <text:list-item>
          <text:p text:style-name="P8"><text:soft-page-break/>The maze is solvable. </text:p>
        </text:list-item>
      </text:list>
      <text:p text:style-name="P14"/>
      <text:p text:style-name="P14"/>
      <text:p text:style-name="P14"/>
      <text:p text:style-name="P14"/>
      <text:p text:style-name="P14"/>
      <text:p text:style-name="P14"/>
      <text:p text:style-name="P5"/>
      <text:p text:style-name="P6">Algorithms and Techniques</text:p>
      <text:p text:style-name="P6"><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6"/>
      <text:p text:style-name="P6"><text:tab/>The final algorithm that worked for me was to require the robot to explore the entire maze and build a graph where the vertices were the tiles and edges were steps that the robot could take to get to other tiles. (Note, steps, not actions). In the second run, we would then run Dijkstra’s shortest path algorithm and then take it. </text:p>
      <text:p text:style-name="P4"/>
      <text:p text:style-name="P9">Benchmark</text:p>
      <text:p text:style-name="P9"><text:tab/>Once it was decided that the robot should explore the entire maze, it didn’t make sense to look at the second run at all, since regardless of how long it took the robot to explore the maze in the first run, the time on the second run would still be the same. Hence, the benchmark was restricted to just the first run. </text:p>
      <text:p text:style-name="P9"><text:tab/>To benchmark the first run, a second metric was introduced – percentage completion of the maze. Since there are 4 sides to every tile that could be known, and we know the number of tiles, calculating the information we do know is easy. After every action, the robot can update its percentage to know how much of the maze it knows. It can also print this out, so we can see how the robot is doing, and whether the actions it is making are contributing to helping it explore the maze on every step. The main metric should be the number of actions it takes the robot to complete the maze itself, but <text:s/>looking at the graph of actions vs percent completion helps identify flaws in the robot’s operation and areas that could be improved. </text:p>
      <text:p text:style-name="P9"><text:tab/>Since the robot should explore the tiles and spend the minimum amount of time revisiting them because doing so yields no new information, <text:span text:style-name="T2">we should expect early run times of perhaps around double the number of tiles in the maze. </text:span></text:p>
      <text:p text:style-name="P9"><text:tab/></text:p>
      <text:p text:style-name="P10">Data Preprocessing</text:p>
      <text:p text:style-name="P10"><text:tab/>Since the given data is perfect in that the robot sees perfectly, there is no need for it. Internally, there was some processing, for instance, combining the robot’s direction and sensor data into a normalized list to update vertices, but this was the main extent of the preprocessing. </text:p>
      <text:p text:style-name="P10"><text:soft-page-break/></text:p>
      <text:p text:style-name="P10">Implementation <text:span text:style-name="T3">and Refinement</text:span></text:p>
      <text:p text:style-name="P10"><text:tab/><text:span text:style-name="T4">The maze is stored as a graph. The vertices are the tiles, and two tiles are connected if the robot can move a step to get from one to the other. For instance, if (3, 4) and (3,5) are connected, then there is no wall between them. The tile object for (3, 4) will have a dictionary in which the key “N” will have the reference to (3, 5) as its value. It can also be thought of in the way that for a tile, if there is a wall in a direction that prevents connection to the next tile, then the corresponding cardinal direction that is the key in the direction will have a value of None. If the key isn’t even in the dictionary, then the tile has not been explored. The goal is to fill the dictionary for every tile until the size is 4. </text:span></text:p>
      <text:p text:style-name="P10"><text:tab/><text:span text:style-name="T4">Creating the graph itself is easy – once the robot gets the sensor data it uses its current location to determine what tiles it is seeing and then since it can see a certain distance ahead, it updates their dictionaries. If it sees a wall, it also updates the tile on the other side of the wall, since it now knows that the tile on the other side has a blocked direction in the opposite direction the robot sees. </text:span></text:p>
      <text:p text:style-name="P10"><text:tab/><text:span text:style-name="T4">Deciding which way the robot should go on a given turn is the hard part. In earlier iterations of the algorithm, the algorithm would assign a priority to every single tile. The priority was the square of the euclidean distance of the tile to the nearest center tile. The lower the priority, the more the robot favored moving towards it. Of course, the robot would only search its graph for the set of tiles closest to the center, the robot would not search tiles it didn’t know how to get to. Once a destination tile was selected, the robot planned a route to the tile, and started on the path. If at any point a more attractive destination was found to exist, the route would be updated to guide the robot to the new waypoint. In later iterations of the algorithm, the robot would do an immediate search of its surroundings to see if it could get to a tile that was not fully discovered in just one step. If it could, it would move to it. Otherwise, the robot would start moving in the fashion as described above. Moving to the tile closest to the center now became a heuristic rather than the main rule.</text:span></text:p>
      <text:p text:style-name="P10"><text:tab/><text:span text:style-name="T5">In the second run, the robot processed its graph and expanded it considerably. The tiles now not only had access to the adjacent tiles, but also to all tiles the robot could reach in one action. (Ie, if a robot was on tile (3, 3), and could reach tile (3, 6), then the corresponding entry in the dictionary of tile (3, 3) would be: “N3”, &lt;ref to tile at (3, 6)&gt;. This graph makes it much easier to do graph algorithms that search for a shortest path, since all possible destinations from a given tile are now known. The whole point is getting all the tiles that can be reached in a single action. The robot then runs Dijkstra’s algorithm to find the shortest path and then with some more processing turns the path into a set of directions, which it uses for the second run. </text:span></text:p>
      <text:p text:style-name="P10"><text:tab/></text:p>
      <text:p text:style-name="P10"><text:tab/><text:span text:style-name="T5">There were several complications as this was coded. The main one was attempting to determine if the robot really needed to explore the whole maze, or just a percentage of it. Another was trying to figure out the logic behind whether the robot should do two 90 degree turns or move backwards when in a tight situation. It was determined that the latter was the better option since the first option would yield no new information and would simply take up an extra move. A final complication was trying to determine the heuristic that the robot should </text:span><text:soft-page-break/><text:span text:style-name="T5">use. Should it always move to the tile closest to the center? Or is it better to treat all tiles equally? At the end it was determined that the latter is a better heuristic since the former resulted in the robot wasting too much time criss-crossing the maze, and the added effort wasn’t giving data of higher quality. </text:span></text:p>
      <text:p text:style-name="P10"><text:tab/></text:p>
      <text:p text:style-name="P10"><text:tab/><text:span text:style-name="T3">As a side note, there is a lot to be desired in the refinement of the code. Although it does the task quickly because the size of the computation is not large, there are very inefficient brute force algorithms that are also coded up C-style rather than in a more aesthetic Pythonic fashion. </text:span></text:p>
      <text:p text:style-name="P10"/>
      <text:p text:style-name="P11">Model Evaluation and Validation</text:p>
      <text:p text:style-name="P11"><text:tab/>There is not much to validate in this model. The graph is perfect, in that it completely describes the maze. The algorithm has also been proven correct to find the shortest path. The only piece of software left that needs validation is likely the algorithm that searches for the next waypoint. This is fairly robust as well, since it is a check to see if the robot is adjacent to any nodes that are not fully known, and then if this is not case, then a breadth first search of the graph from the robot’s position to find a node that is close to the center. </text:p>
      <text:p text:style-name="P11"/>
      <text:p text:style-name="P11"><text:tab/>I would be remiss if I didn’t remark here that because of my method of implementation there is very little machine learning happening. There aren’t a lot of unknowns, and no real complex decisions to make. As such, it may be better to improve on the problem a bit by introducing more complexity that cannot be modeled completely by a relatively small graph. </text:p>
      <text:p text:style-name="P11"/>
      <text:p text:style-name="P11">Justification</text:p>
      <text:p text:style-name="P11"><text:tab/>In the table below, the number of steps to fully discover the maze is shown for each of the algorithms. On the final iteration of the algorithm, the robot consistently takes a very short amount of time relative to the number of squares in the maze itself to explore the maze. For these sizes of mazes, even with a completely adversarial maze, it is expected that the robot will not take more than double the number of tiles to fully explore the maze. </text:p>
      <text:p text:style-name="P11"/>
      <text:p text:style-name="P17"/>
      <text:p text:style-name="P17"><text:tab/><text:tab/>12<text:tab/>14<text:tab/>16</text:p>
      <text:p text:style-name="P17">base:<text:tab/><text:tab/>655<text:tab/>822<text:tab/>NA</text:p>
      <text:p text:style-name="P17">algo2:<text:tab/>509<text:tab/>641<text:tab/>858</text:p>
      <text:p text:style-name="P17">algo3: <text:tab/>374<text:tab/>487<text:tab/>648</text:p>
      <text:p text:style-name="P17">algo4:<text:tab/>185<text:tab/>232<text:tab/>305</text:p>
      <text:p text:style-name="P17">algo5: <text:tab/>168 <text:tab/>216 <text:tab/>284</text:p>
      <text:p text:style-name="P11"/>
      <text:p text:style-name="P12">Free Form Visualization</text:p>
      <text:p text:style-name="P12"><text:tab/><text:span text:style-name="T8">A fourth test maze was created with the intent to highlight the robot’s shortcomings. Doing so yielded unexpected results. The idea as to show that the robot would insist on exploring the entire maze, thereby taking up many moves, when a much shorter path is available to it right at the start. And to explore the new path, the robot would have to go all the way back to the beginning and finish up the maze from there. </text:span></text:p>
      <text:p text:style-name="P12"><text:soft-page-break/><text:tab/><text:span text:style-name="T8">In reality, the robot explored up to a point, then instead of finishing its exploration of the maze, went back to the starting point and then explored to the center, thereby ignoring a section of the maze. This is not good behavior, the robot should be exploring every node, and is indicative of a bug. However, we’re going to assume that this was an isolated incident and that the robot in general is pretty secure. Or, we can also assume that it’s an issue with windows itself, which is much easier to content myself with. </text:span></text:p>
      <text:p text:style-name="P12"/>
      <text:p text:style-name="P12">Reflection </text:p>
      <text:p text:style-name="P12"><text:tab/><text:span text:style-name="T6">The problem in the beginning was finding a way to keep track of what the robot knew as it explored the maze. Q-Learning was considered as were some small state machines that took the position of the tile and distance from the center into account but a graph arose as a natural choice once it was seen how easily it describes the maze itself. Given that there are so many graph algorithms that could be used in general, it also served as a good launchpad to developing efficient path-finding algorithms. </text:span></text:p>
      <text:p text:style-name="P12"><text:tab/><text:span text:style-name="T7">Over complicating the problem was another issue that had to be addressed. Assigning new data to each of the squares while useful in our final algorithm was unnecessary. Since the robot has to explore the whole maze anyways, it could simply always search for the closest square and always be moving towards it, or perhaps instead calculate something interesting like cluster viability – whether a certain section of the graph is relatively unexplored and is likely to yield the most information in the shortest number of moves. As a possible extension, I would try the cluster chasing method to gain more information faster as opposed to hunting squares closer to the center. <text:tab/></text:span></text:p>
      <text:p text:style-name="P15"><text:tab/>The solution arrived upon at the end was to completely explore all reachable nodes and then start the second run. </text:p>
      <text:p text:style-name="P12"/>
      <text:p text:style-name="P12">Improvement</text:p>
      <text:p text:style-name="P16"><text:tab/>Extending this to the continuous domain requires a large amount of software that interfaces with the <text:span text:style-name="T7">robot’s physical surroundings</text:span>. This would include getting accurate readings from sensors, executing turns and moves that ensure the robot is close to the center of each tile at the <text:span text:style-name="T7">beginning</text:span> and end of each move, etc. For instance, if my robot moves to the center of the next tile, but is a <text:span text:style-name="T7">milometer</text:span> off, and is a <text:span text:style-name="T7">milometer</text:span> off on every move, eventually the sensors will give values that the robot can’t decide between – why is the distance in between two <text:span text:style-name="T7">integers</text:span>? <text:span text:style-name="T7">The sensors would have to give floating point data so that the robot can do automatic position correction. </text:span></text:p>
      <text:p text:style-name="P16"><text:tab/>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text:span text:style-name="T7">itself</text:span>?</text:p>
      <text:p text:style-name="P16"><text:tab/>If the walls are still unit length, then I don’t see why the robot could not solve the physical maze. Unless the maze walls became curved, the robot can still use the graph model as described in the current algorithm –<text:span text:style-name="T7"> the issue would </text:span><text:soft-page-break/><text:span text:style-name="T7">be keeping track of the robot’s current location. This again should not be too difficult since the robot knows how much a unit distance and wall length is. </text:span></text:p>
      <text:p text:style-name="P10"><text:tab/></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03T21:44:18.409000000</dc:date>
    <meta:editing-duration>PT11M11S</meta:editing-duration>
    <meta:editing-cycles>3</meta:editing-cycles>
    <meta:generator>LibreOffice/5.3.7.2$Windows_X86_64 LibreOffice_project/6b8ed514a9f8b44d37a1b96673cbbdd077e24059</meta:generator>
    <meta:document-statistic meta:table-count="0" meta:image-count="0" meta:object-count="0" meta:page-count="6" meta:paragraph-count="69" meta:word-count="2575" meta:character-count="14112" meta:non-whitespace-character-count="11525"/>
  </office:meta>
</office:document-meta>
</file>